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6.01pt"/>
    </style:style>
    <style:style style:name="co6" style:family="table-column">
      <style:table-column-properties fo:break-before="auto" style:column-width="10.8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36.26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1.6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43.2pt"/>
    </style:style>
    <style:style style:name="co13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3.1pt" fo:break-before="auto" style:use-optimal-row-height="true"/>
    </style:style>
    <style:style style:name="ro7" style:family="table-row">
      <style:table-row-properties style:row-height="24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6" style:family="table-cell" style:parent-style-name="Default">
      <style:text-properties fo:color="#ce181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 List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row table:style-name="ro1">
          <table:table-cell table:style-name="ce1" office:value-type="string" calcext:value-type="string">
            <text:p>MRBus Node Assignment Li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pper River &amp; Northwestern Railwa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HW Type</text:p>
          </table:table-cell>
          <table:table-cell table:style-name="ce28" office:value-type="string" calcext:value-type="string">
            <text:p>Description</text:p>
          </table:table-cell>
        </table:table-row>
        <table:table-row table:style-name="ro1">
          <table:table-cell table:style-name="ce4" office:value-type="string" calcext:value-type="string">
            <text:p>0x10</text:p>
          </table:table-cell>
          <table:table-cell office:value-type="string" calcext:value-type="string">
            <text:p>MRB-GIO</text:p>
          </table:table-cell>
          <table:table-cell table:style-name="ce6" office:value-type="string" calcext:value-type="string">
            <text:p>Circuit Breaker Monitor</text:p>
          </table:table-cell>
        </table:table-row>
        <table:table-row table:style-name="ro1">
          <table:table-cell table:style-name="ce26" table:number-columns-repeated="2"/>
          <table:table-cell table:style-name="ce28"/>
        </table:table-row>
        <table:table-row table:style-name="ro1">
          <table:table-cell table:style-name="ce4" office:value-type="string" calcext:value-type="string">
            <text:p>0x20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Nicolai Jct BD4</text:p>
          </table:table-cell>
        </table:table-row>
        <table:table-row table:style-name="ro1">
          <table:table-cell table:style-name="ce4" office:value-type="string" calcext:value-type="string">
            <text:p>0x21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McCarthy BD4 (4 channels)</text:p>
          </table:table-cell>
        </table:table-row>
        <table:table-row table:style-name="ro1">
          <table:table-cell table:style-name="ce4" office:value-type="string" calcext:value-type="string">
            <text:p>0x22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Kuskulana BD4 (4 channels)</text:p>
          </table:table-cell>
        </table:table-row>
        <table:table-row table:style-name="ro1">
          <table:table-cell table:style-name="ce4" office:value-type="string" calcext:value-type="string">
            <text:p>0x23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Strelna BD4 (4 channels)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Chitina BD4 (8 channels)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bercrombie BD4 (8 channels)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Helix BD4 (4 channels)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laganik BD4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Eyak BD4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North Cordova BD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MRB-XO3</text:p>
          </table:table-cell>
          <table:table-cell office:value-type="string" calcext:value-type="string">
            <text:p>Nicolai Jct CTC Control Point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N Chitina CTC Control Point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McCarthy CTC Control Point Node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Strelna CTC Siding Node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N Chitina CTC Control Point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bercrombie CTC Siding Node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MRB-CP2</text:p>
          </table:table-cell>
          <table:table-cell office:value-type="string" calcext:value-type="string">
            <text:p>Katalla Jct CTC Control Point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laganik CTC Siding Node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Eyak CTC Siding Node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MRB-XO2</text:p>
          </table:table-cell>
          <table:table-cell office:value-type="string" calcext:value-type="string">
            <text:p>North Cordova Crossover CTC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S Chitina CTC Control Poi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Miles Glacier / Kotsina Hill Intermediate ABS Node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Kuskulana Intermediate ABS Node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Gilahina Intermediate ABS Node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Scott Creek Intermediate ABS Node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Nizina Intermediate ABS No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FE</text:p>
          </table:table-cell>
          <table:table-cell office:value-type="string" calcext:value-type="string">
            <text:p>MRB-CI2</text:p>
          </table:table-cell>
          <table:table-cell office:value-type="string" calcext:value-type="string">
            <text:p>Computer interface attached to crnw.drgw.net</text:p>
          </table:table-cell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0x10-PSX Monitor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PSX Circuit Breaker Moni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2">
          <table:table-cell table:style-name="ce28"/>
          <table:table-cell/>
          <table:table-cell table:style-name="ce31" office:value-type="string" calcext:value-type="string">
            <text:p>Helix</text:p>
            <text:p> - Tiekel Block</text:p>
            <text:p> - Uranatina Block</text:p>
            <text:p> - Bremner Block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3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3">
          <table:table-cell table:style-name="ce28"/>
          <table:table-cell/>
          <table:table-cell table:style-name="ce31" office:value-type="string" calcext:value-type="string">
            <text:p>Gilahina to Kotsina</text:p>
            <text:p> - Kotsina Block</text:p>
            <text:p> - Strelna (CPs, main, siding, yard)</text:p>
            <text:p> - Kuskulana Block</text:p>
            <text:p> - Chokosna Block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4">
          <table:table-cell table:style-name="ce28"/>
          <table:table-cell/>
          <table:table-cell table:style-name="ce31" office:value-type="string" calcext:value-type="string">
            <text:p>Chitina to Kotsina</text:p>
            <text:p> - Chitina CPs, Main, Siding</text:p>
            <text:p><text:span text:style-name="T1"> - Third Crossing Block OCC</text:span>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3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3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3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3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3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number-columns-repeated="4"/>
          <table:table-cell table:style-name="ce31"/>
          <table:table-cell/>
        </table:table-row>
        <table:table-row table:style-name="ro5">
          <table:table-cell table:number-columns-repeated="2"/>
          <table:table-cell table:style-name="ce31" office:value-type="string" calcext:value-type="string">
            <text:p>Nizina Branch</text:p>
            <text:p> - Workbench Staging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0</text:p>
          </table:table-cell>
          <table:table-cell table:style-name="ce33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3">
          <table:table-cell table:number-columns-repeated="2"/>
          <table:table-cell table:style-name="ce31" office:value-type="string" calcext:value-type="string">
            <text:p>Kennecott to Gilahina</text:p>
            <text:p> - Gilahina Block</text:p>
            <text:p> - McCarthy (CP, main 1, main 2)</text:p>
            <text:p> - Nicolai Jct</text:p>
            <text:p> - Kennecott (main 1, main 2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 calcext:value-type="string">
            <text:p>McCarthy Yard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3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2">
          <table:table-cell table:number-columns-repeated="2"/>
          <table:table-cell table:style-name="ce31" office:value-type="string" calcext:value-type="string">
            <text:p>Katalla Jct to N Abercrombie</text:p>
            <text:p> - Miles Glacier Block</text:p>
            <text:p> - Copper River Br Block</text:p>
            <text:p> - Abercrombie (CPs, main, siding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3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2">
          <table:table-cell table:number-columns-repeated="2"/>
          <table:table-cell table:style-name="ce31" office:value-type="string" calcext:value-type="string">
            <text:p>N Eyak to Katalla Jct</text:p>
            <text:p> - Sheridan Block</text:p>
            <text:p> - Mudhole Block</text:p>
            <text:p> - Alaganik (CPs, main, siding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DEC2HEX([.F18] + ([.G18] * 32); 2)" office:value-type="string" office:string-value="87" calcext:value-type="string">
            <text:p>87</text:p>
          </table:table-cell>
          <table:table-cell/>
        </table:table-row>
        <table:table-row table:style-name="ro5">
          <table:table-cell table:number-columns-repeated="2"/>
          <table:table-cell table:style-name="ce31" office:value-type="string" calcext:value-type="string">
            <text:p>Cordova to N Eyak</text:p>
            <text:p> - Eyak (CPs, main, siding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3" table:formula="of:=DEC2HEX([.F19] + ([.G19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 calcext:value-type="string">
            <text:p>Eyak Yard Power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3" table:formula="of:=DEC2HEX([.F20] + ([.G20] * 32); 2)" office:value-type="string" office:string-value="C7" calcext:value-type="string">
            <text:p>C7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 calcext:value-type="string">
            <text:p>Cordova Yard Power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3" table:formula="of:=DEC2HEX([.F21] + ([.G21] * 32); 2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0-Nicolai Jct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icolai Jct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Kennecott Main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Kennecott Siding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izina Block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icolai Jct CP Main 2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colai Jct CP Main 1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1-McCarthy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McCarthy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ain 1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cCarthy CP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2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Gilahina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2-Kuskula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Kuskula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Chokos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Kuskula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Kotsi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3-Strel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trelna Main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trelna Siding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4-Chiti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Chiti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Chitina Main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Chitina Station (Front)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itina Lake (Rear)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rd Crossing Block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5-Abercrombie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bercrombie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bercrombie Main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bercrombie Siding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pper Rvr Bridge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es Glacier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6-Helix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Helix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Uranatina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0" office:value-type="string" calcext:value-type="string">
            <text:p>not used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Bremner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Tiekel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7-Alagani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laganik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laganik Main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laganik Siding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heridan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dhole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und Island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talla Jct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8-Eya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Eyak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yak Main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yak Siding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9-N Cordov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orth Cordov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Cordova CP Main 1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Cordova CP Main 2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Cordova-Eyak Main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0-Nicolai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icolai Junction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office:value-type="string" calcext:value-type="string">
            <text:p>0x30</text:p>
          </table:table-cell>
          <table:table-cell/>
          <table:table-cell table:style-name="ce17" office:value-type="string" calcext:value-type="string">
            <text:p>EEPROM – pktType = +0x20, bitByte = +0x4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 Main 1</text:p>
          </table:table-cell>
          <table:table-cell/>
          <table:table-cell office:value-type="string" calcext:value-type="string">
            <text:p>Nicolai Main 1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7" calcext:value-type="string">
            <text:p>27</text:p>
          </table:table-cell>
          <table:table-cell office:value-type="string" calcext:value-type="string">
            <text:p>0x24</text:p>
          </table:table-cell>
        </table:table-row>
        <table:table-row table:style-name="ro1">
          <table:table-cell table:style-name="ce35" office:value-type="string" calcext:value-type="string">
            <text:p>CP Occupancy Main 2</text:p>
          </table:table-cell>
          <table:table-cell/>
          <table:table-cell office:value-type="string" calcext:value-type="string">
            <text:p>Nicolai Main 2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7] + ([.G7] * 32); 2)" office:value-type="string" office:string-value="07" calcext:value-type="string">
            <text:p>07</text:p>
          </table:table-cell>
          <table:table-cell office:value-type="string" calcext:value-type="string">
            <text:p>0x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Main 1 East Connected Blocks</text:p>
          </table:table-cell>
          <table:table-cell/>
          <table:table-cell office:value-type="string" calcext:value-type="string">
            <text:p>(McCarthy Main 1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1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0] + ([.G10] * 32); 2)" office:value-type="string" office:string-value="06" calcext:value-type="string">
            <text:p>0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cCarthy B Virtual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9" calcext:value-type="string">
            <text:p>C9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cCarthy B Virtual Appr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9" calcext:value-type="string">
            <text:p>E9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2 East Connected Blocks</text:p>
          </table:table-cell>
          <table:table-cell/>
          <table:table-cell office:value-type="string" calcext:value-type="string">
            <text:p>(McCarthy Main 2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2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5] + ([.G15] * 32); 2)" office:value-type="string" office:string-value="46" calcext:value-type="string">
            <text:p>4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cCarthy A Virtual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16] + ([.G16] * 32); 2)" office:value-type="string" office:string-value="89" calcext:value-type="string">
            <text:p>89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cCarthy A Virtual Appr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7] + ([.G17] * 32); 2)" office:value-type="string" office:string-value="A9" calcext:value-type="string">
            <text:p>A9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1 West Connected Blocks</text:p>
          </table:table-cell>
          <table:table-cell/>
          <table:table-cell office:value-type="string" calcext:value-type="string">
            <text:p>(Connected to Kennecott Main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ennecott Main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0] + ([.G20] * 32); 2)" office:value-type="string" office:string-value="06" calcext:value-type="string">
            <text:p>0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2] + ([.G22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2 West Connected Blocks</text:p>
          </table:table-cell>
          <table:table-cell/>
          <table:table-cell office:value-type="string" calcext:value-type="string">
            <text:p>(Connected to Nizina Branch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Nizina Block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25] + ([.G25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3 West Connected Blocks</text:p>
          </table:table-cell>
          <table:table-cell/>
          <table:table-cell office:value-type="string" calcext:value-type="string">
            <text:p>(Connected to Kennecott Siding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ennecott Siding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0] + ([.G30] * 32); 2)" office:value-type="string" office:string-value="26" calcext:value-type="string">
            <text:p>26</text:p>
          </table:table-cell>
          <table:table-cell office:value-type="string" calcext:value-type="string">
            <text:p>0x1E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Main 1 OS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5] + ([.G3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2 OS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6] + ([.G3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1E Entrance Clear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7] + ([.G3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1W Entrance Clear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8] + ([.G3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2E Entrance Clear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9] + ([.G3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2W Entrance Clear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0] + ([.G4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3W Entrance Clear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41] + ([.G4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6"/>
          <table:table-cell table:style-name="ce34"/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Norm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3] + ([.G43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Reverse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4] + ([.G44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Manu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5] + ([.G45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Lock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6] + ([.G46] * 32); 2)" office:value-type="string" office:string-value="67" calcext:value-type="string">
            <text:p>6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Norm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7] + ([.G47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Reverse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8] + ([.G48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Manu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9] + ([.G49] * 32); 2)" office:value-type="string" office:string-value="C7" calcext:value-type="string">
            <text:p>C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Lock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34" table:formula="of:=DEC2HEX([.F50] + ([.G50] * 32); 2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1-M3 Switch Norm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2] + ([.G52] * 32); 2)" office:value-type="string" office:string-value="08" calcext:value-type="string">
            <text:p>08</text:p>
          </table:table-cell>
          <table:table-cell/>
        </table:table-row>
        <table:table-row table:style-name="ro6">
          <table:table-cell table:style-name="ce28"/>
          <table:table-cell/>
          <table:table-cell office:value-type="string" calcext:value-type="string">
            <text:p><text:span text:style-name="T1">M1-M3 Switch</text:span> Reverse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53] + ([.G53] * 32); 2)" office:value-type="string" office:string-value="28" calcext:value-type="string">
            <text:p>28</text:p>
          </table:table-cell>
          <table:table-cell/>
        </table:table-row>
        <table:table-row table:style-name="ro6">
          <table:table-cell table:style-name="ce28"/>
          <table:table-cell/>
          <table:table-cell office:value-type="string" calcext:value-type="string">
            <text:p><text:span text:style-name="T1">M1-M3 Switch</text:span> Manu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54] + ([.G54] * 32); 2)" office:value-type="string" office:string-value="48" calcext:value-type="string">
            <text:p>48</text:p>
          </table:table-cell>
          <table:table-cell/>
        </table:table-row>
        <table:table-row table:style-name="ro6">
          <table:table-cell table:style-name="ce28"/>
          <table:table-cell/>
          <table:table-cell office:value-type="string" calcext:value-type="string">
            <text:p><text:span text:style-name="T1">M1-M3 Switch</text:span> Lock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55] + ([.G55] * 32); 2)" office:value-type="string" office:string-value="68" calcext:value-type="string">
            <text:p>68</text:p>
          </table:table-cell>
          <table:table-cell/>
        </table:table-row>
        <table:table-row table:style-name="ro1">
          <table:table-cell table:style-name="ce28"/>
          <table:table-cell table:number-columns-repeated="6"/>
          <table:table-cell table:style-name="ce34"/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 Adjoining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7] + ([.G57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ual Approach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58] + ([.G58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ual Approach2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59] + ([.G59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Tumbledown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60] + ([.G60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 Adjoining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61] + ([.G61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ual Approach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62] + ([.G62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ual Approach2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63] + ([.G63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Tumbledown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64] + ([.G64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2E Virt Adjoining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66] + ([.G66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Virtual Approach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7] + ([.G67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Virtual Approach2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68] + ([.G68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Tumbledown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69] + ([.G69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 Adjoining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70] + ([.G70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ual Approach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71] + ([.G71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ual Approach2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72] + ([.G72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Tumbledown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73] + ([.G73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number-columns-repeated="7"/>
          <table:table-cell table:style-name="ce34"/>
          <table:table-cell/>
        </table:table-row>
        <table:table-row table:style-name="ro1">
          <table:table-cell table:number-columns-repeated="2"/>
          <table:table-cell office:value-type="string" calcext:value-type="string">
            <text:p>M3W Virt Adjoining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75] + ([.G75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3W Virtual Approach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76] + ([.G76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3W Virtual Approach2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77] + ([.G77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3W Tumbledown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78] + ([.G78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49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2-McCarthy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McCarthy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office:value-type="string" calcext:value-type="string">
            <text:p>0x3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</text:p>
          </table:table-cell>
          <table:table-cell/>
          <table:table-cell office:value-type="string" calcext:value-type="string">
            <text:p>McCarthy CP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9] + ([.G9] * 32); 2)" office:value-type="string" office:string-value="66" calcext:value-type="string">
            <text:p>6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0] + ([.G10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Kuskula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1] + ([.G11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A Connected Blocks</text:p>
          </table:table-cell>
          <table:table-cell/>
          <table:table-cell office:value-type="string" calcext:value-type="string">
            <text:p>(Connected to Main 2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2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4] + ([.G14] * 32); 2)" office:value-type="string" office:string-value="46" calcext:value-type="string">
            <text:p>4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16] + ([.G16] * 32); 2)" office:value-type="string" office:string-value="00" calcext:value-type="string">
            <text:p>00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B Connected Blocks</text:p>
          </table:table-cell>
          <table:table-cell/>
          <table:table-cell office:value-type="string" calcext:value-type="string">
            <text:p>(Connected to Main 1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1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9] + ([.G19] * 32); 2)" office:value-type="string" office:string-value="06" calcext:value-type="string">
            <text:p>0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C Connected Blocks</text:p>
          </table:table-cell>
          <table:table-cell/>
          <table:table-cell office:value-type="string" calcext:value-type="string">
            <text:p>(Connected to McCarthy Yard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Main A / B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Main C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ain C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3] + ([.G33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C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4] + ([.G34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5] + ([.G45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6] + ([.G46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7] + ([.G47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8] + ([.G48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B (normal)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9] + ([.G49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A (diverging)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0] + ([.G50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B (normal)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1] + ([.G51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C (diverging)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2] + ([.G52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34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3-Streln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Strelna Siding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3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6] + ([.G6] * 32); 2)" office:value-type="string" office:string-value="66" calcext:value-type="string">
            <text:p>6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7] + ([.G7] * 32); 2)" office:value-type="string" office:string-value="26" calcext:value-type="string">
            <text:p>2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8] + ([.G8] * 32); 2)" office:value-type="string" office:string-value="46" calcext:value-type="string">
            <text:p>4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3] + ([.G13] * 32); 2)" office:value-type="string" office:string-value="27" calcext:value-type="string">
            <text:p>2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hitina virtual adj OCC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4] + ([.G14] * 32); 2)" office:value-type="string" office:string-value="29" calcext:value-type="string">
            <text:p>29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7] + ([.G17] * 32); 2)" office:value-type="string" office:string-value="26" calcext:value-type="string">
            <text:p>2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d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manual unlock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4-N Chitin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orth Chitina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office:value-type="string" calcext:value-type="string">
            <text:p>0x34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25" office:value-type="string" calcext:value-type="string">
            <text:p>+0x20 OFFSET</text:p>
          </table:table-cell>
          <table:table-cell table:style-name="Default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</text:p>
          </table:table-cell>
          <table:table-cell/>
          <table:table-cell office:value-type="string" calcext:value-type="string">
            <text:p>N Chitina CP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6] + ([.G6] * 32); 2)" office:value-type="string" office:string-value="06" calcext:value-type="string">
            <text:p>06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9] + ([.G9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0] + ([.G10] * 32); 2)" office:value-type="string" office:string-value="46" calcext:value-type="string">
            <text:p>46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trelna S OS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B" calcext:value-type="string">
            <text:p>CB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A Connected Blocks</text:p>
          </table:table-cell>
          <table:table-cell/>
          <table:table-cell office:value-type="string" calcext:value-type="string">
            <text:p>(Connected to Station Siding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itina Station (Front) Siding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4] + ([.G14] * 32); 2)" office:value-type="string" office:string-value="66" calcext:value-type="string">
            <text:p>6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Chitina Main A Virt Adj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15] + ([.G15] * 32); 2)" office:value-type="string" office:string-value="89" calcext:value-type="string">
            <text:p>89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Chitina Main A Virt Appr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6] + ([.G16] * 32); 2)" office:value-type="string" office:string-value="A9" calcext:value-type="string">
            <text:p>A9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B Connected Blocks</text:p>
          </table:table-cell>
          <table:table-cell/>
          <table:table-cell office:value-type="string" calcext:value-type="string">
            <text:p>(Connected to Chitina Main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itina Main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9] + ([.G19] * 32); 2)" office:value-type="string" office:string-value="46" calcext:value-type="string">
            <text:p>4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Chitina Main B Virt Adj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20] + ([.G20] * 32); 2)" office:value-type="string" office:string-value="C9" calcext:value-type="string">
            <text:p>C9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Chitina Main B Virt Appr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21] + ([.G21] * 32); 2)" office:value-type="string" office:string-value="E9" calcext:value-type="string">
            <text:p>E9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C Connected Blocks</text:p>
          </table:table-cell>
          <table:table-cell/>
          <table:table-cell office:value-type="string" calcext:value-type="string">
            <text:p>(Connected to Lake Siding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itina Lake (Rear) Siding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4] + ([.G24] * 32); 2)" office:value-type="string" office:string-value="07" calcext:value-type="string">
            <text:p>07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Chitina Main C Virt Adj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25] + ([.G25] * 32); 2)" office:value-type="string" office:string-value="87" calcext:value-type="string">
            <text:p>87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Chitina Main C Virt Appr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26] + ([.G26] * 32); 2)" office:value-type="string" office:string-value="A7" calcext:value-type="string">
            <text:p>A7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Main A / B Signals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Main C Signals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ain C Virt Adjoining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3] + ([.G33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C Virtual Approach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4] + ([.G34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 Adjoining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ual Approach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 Adjoining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ual Approach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5] + ([.G45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6] + ([.G46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7] + ([.G47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8] + ([.G48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B (normal)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9] + ([.G49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A (diverging)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0] + ([.G50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B (normal)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1] + ([.G51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C (diverging)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2] + ([.G52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34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5-Abercrombie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bercrombie Siding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 0x35</text:p>
          </table:table-cell>
          <table:table-cell/>
          <table:table-cell office:value-type="string" calcext:value-type="string">
            <text:p>0x3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3] + ([.G13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(will be Katalla Jct. CP)</text:p>
          </table:table-cell>
          <table:table-cell table:number-columns-repeated="5"/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Helix Det. - Bremner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7] + ([.G17] * 32); 2)" office:value-type="string" office:string-value="06" calcext:value-type="string">
            <text:p>0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Helix Det. - Tiekel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8] + ([.G18] * 32); 2)" office:value-type="string" office:string-value="26" calcext:value-type="string">
            <text:p>2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Helix Det. - Uranatina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9] + ([.G19] * 32); 2)" office:value-type="string" office:string-value="46" calcext:value-type="string">
            <text:p>46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7] + ([.G27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8] + ([.G28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9] + ([.G29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0] + ([.G30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1] + ([.G31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2] + ([.G32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3] + ([.G33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4] + ([.G34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5] + ([.G45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6] + ([.G46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7] + ([.G47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8] + ([.G48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9] + ([.G49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0] + ([.G50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1] + ([.G51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2] + ([.G52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6-Katall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Katalla Junction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 0x36</text:p>
          </table:table-cell>
          <table:table-cell/>
          <table:table-cell office:value-type="string" calcext:value-type="string">
            <text:p>0x3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</text:p>
          </table:table-cell>
          <table:table-cell/>
          <table:table-cell office:value-type="string" calcext:value-type="string">
            <text:p>Alaganik – Katalla Jct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6] + ([.G6] * 32); 2)" office:value-type="string" office:string-value="87" calcext:value-type="string">
            <text:p>87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laganik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9] + ([.G9] * 32); 2)" office:value-type="string" office:string-value="47" calcext:value-type="string">
            <text:p>4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0] + ([.G10] * 32); 2)" office:value-type="string" office:string-value="CC" calcext:value-type="string">
            <text:p>CC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Alaganik Virtual Adjoining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1] + ([.G11] * 32); 2)" office:value-type="string" office:string-value="EC" calcext:value-type="string">
            <text:p>E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Connected Blocks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4] + ([.G14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OS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6] + ([.G16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Diverging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19] + ([.G19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Frog-End Signals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7] + ([.G27] * 32); 2)" office:value-type="string" office:string-value="08" calcext:value-type="string">
            <text:p>0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8] + ([.G28] * 32); 2)" office:value-type="string" office:string-value="28" calcext:value-type="string">
            <text:p>2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9] + ([.G29] * 32); 2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0] + ([.G30] * 32); 2)" office:value-type="string" office:string-value="68" calcext:value-type="string">
            <text:p>6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1] + ([.G31] * 32); 2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2] + ([.G32] * 32); 2)" office:value-type="string" office:string-value="A8" calcext:value-type="string">
            <text:p>A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3] + ([.G33] * 32); 2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4] + ([.G34] * 32); 2)" office:value-type="string" office:string-value="E8" calcext:value-type="string">
            <text:p>E8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main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siding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34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7-Alagani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laganik Siding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lag Det – 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lag Det – 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3] + ([.G13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CP 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lag Det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7] + ([.G17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(Katalla Jct CP)</text:p>
          </table:table-cell>
          <table:table-cell table:number-columns-repeated="4"/>
          <table:table-cell table:style-name="ce34"/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/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8-Eya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Eyak Siding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3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ordova-Eyak Main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3] + ([.G13] * 32); 2)" office:value-type="string" office:string-value="00" calcext:value-type="string">
            <text:p>00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7"/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7] + ([.G17] * 32); 2)" office:value-type="string" office:string-value="27" calcext:value-type="string">
            <text:p>2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8] + ([.G18] * 32); 2)" office:value-type="string" office:string-value="07" calcext:value-type="string">
            <text:p>0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CP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9-N Cordov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orth Cordova Crossover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office:value-type="string" calcext:value-type="string">
            <text:p>0x39</text:p>
          </table:table-cell>
          <table:table-cell/>
          <table:table-cell table:style-name="ce17" office:value-type="string" calcext:value-type="string">
            <text:p>EEPROM – pktType = +0x20, bitByte = +0x4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 Main 1</text:p>
          </table:table-cell>
          <table:table-cell/>
          <table:table-cell office:value-type="string" calcext:value-type="string">
            <text:p>N Cordova CP Main 1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6] + ([.G6] * 32); 2)" office:value-type="string" office:string-value="06" calcext:value-type="string">
            <text:p>06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table:style-name="ce35" office:value-type="string" calcext:value-type="string">
            <text:p>CP Occupancy Main 2</text:p>
          </table:table-cell>
          <table:table-cell/>
          <table:table-cell office:value-type="string" calcext:value-type="string">
            <text:p>N Cordova CP Main 2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7] + ([.G7] * 32); 2)" office:value-type="string" office:string-value="26" calcext:value-type="string">
            <text:p>26</text:p>
          </table:table-cell>
          <table:table-cell office:value-type="string" calcext:value-type="string">
            <text:p>0x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Main 1 East Connected Blocks</text:p>
          </table:table-cell>
          <table:table-cell/>
          <table:table-cell office:value-type="string" calcext:value-type="string">
            <text:p>(Dock Yard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10] + ([.G10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1] + ([.G11] * 32); 2)" office:value-type="string" office:string-value="00" calcext:value-type="string">
            <text:p>00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12] + ([.G12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2 East Connected Blocks</text:p>
          </table:table-cell>
          <table:table-cell/>
          <table:table-cell office:value-type="string" calcext:value-type="string">
            <text:p>(Ore Yard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6] + ([.G16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17] + ([.G17] * 32); 2)" office:value-type="string" office:string-value="00" calcext:value-type="string">
            <text:p>00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1 West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ordova-Eyak Main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0] + ([.G20] * 32); 2)" office:value-type="string" office:string-value="46" calcext:value-type="string">
            <text:p>4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Eyak virtual adj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21] + ([.G21] * 32); 2)" office:value-type="string" office:string-value="CB" calcext:value-type="string">
            <text:p>CB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Eyak virtual appr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22] + ([.G22] * 32); 2)" office:value-type="string" office:string-value="EB" calcext:value-type="string">
            <text:p>EB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2 West Connected Blocks</text:p>
          </table:table-cell>
          <table:table-cell/>
          <table:table-cell office:value-type="string" calcext:value-type="string">
            <text:p>(Eyak south smelter lead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Main 1 OS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0] + ([.G30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2 OS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1] + ([.G31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1E Entrance Clear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2] + ([.G32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1W Entrance Clear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3] + ([.G33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2E Entrance Clear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4] + ([.G34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2W Entrance Clear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5] + ([.G35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6"/>
          <table:table-cell table:style-name="ce34"/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Normal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Reverse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Manual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Lock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7" calcext:value-type="string">
            <text:p>6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Normal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Reverse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Manual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7" calcext:value-type="string">
            <text:p>C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Lock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table:style-name="ce28"/>
          <table:table-cell table:number-columns-repeated="6"/>
          <table:table-cell table:style-name="ce34"/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 Adjoining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8" calcext:value-type="string">
            <text:p>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ual Approach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8" calcext:value-type="string">
            <text:p>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ual Approach2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Tumbledown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8" calcext:value-type="string">
            <text:p>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 Adjoining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ual Approach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8" calcext:value-type="string">
            <text:p>A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ual Approach2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Tumbledown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8" calcext:value-type="string">
            <text:p>E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2E Virt Adjoining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5] + ([.G55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Virtual Approach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56] + ([.G56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Virtual Approach2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57] + ([.G57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Tumbledown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58] + ([.G58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 Adjoining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9] + ([.G59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ual Approach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60] + ([.G60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ual Approach2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61] + ([.G61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Tumbledown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62] + ([.G62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number-columns-repeated="7"/>
          <table:table-cell table:style-name="ce34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A-S Chitin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South Chitina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office:value-type="string" calcext:value-type="string">
            <text:p>0x3A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25" office:value-type="string" calcext:value-type="string">
            <text:p>+0x20 OFFSET</text:p>
          </table:table-cell>
          <table:table-cell table:style-name="Default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</text:p>
          </table:table-cell>
          <table:table-cell/>
          <table:table-cell office:value-type="string" calcext:value-type="string">
            <text:p>S Chitina CP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Uranatina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Tiekel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0] + ([.G10] * 32); 2)" office:value-type="string" office:string-value="66" calcext:value-type="string">
            <text:p>66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Bremner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1] + ([.G11] * 32); 2)" office:value-type="string" office:string-value="46" calcext:value-type="string">
            <text:p>46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A Connected Blocks</text:p>
          </table:table-cell>
          <table:table-cell/>
          <table:table-cell office:value-type="string" calcext:value-type="string">
            <text:p>(Connected to Station Siding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itina Station (Front) Siding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4] + ([.G14] * 32); 2)" office:value-type="string" office:string-value="66" calcext:value-type="string">
            <text:p>6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Chitina Main A Virt Adj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15] + ([.G15] * 32); 2)" office:value-type="string" office:string-value="89" calcext:value-type="string">
            <text:p>89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hitina Main A Virt Appr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6] + ([.G16] * 32); 2)" office:value-type="string" office:string-value="A9" calcext:value-type="string">
            <text:p>A9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B Connected Blocks</text:p>
          </table:table-cell>
          <table:table-cell/>
          <table:table-cell office:value-type="string" calcext:value-type="string">
            <text:p>(Connected to Chitina Main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itina Main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9] + ([.G19] * 32); 2)" office:value-type="string" office:string-value="46" calcext:value-type="string">
            <text:p>4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Chitina Main B Virt Adj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20] + ([.G20] * 32); 2)" office:value-type="string" office:string-value="C9" calcext:value-type="string">
            <text:p>C9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hitina Main B Virt Appr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21] + ([.G21] * 32); 2)" office:value-type="string" office:string-value="E9" calcext:value-type="string">
            <text:p>E9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C Connected Blocks</text:p>
          </table:table-cell>
          <table:table-cell/>
          <table:table-cell office:value-type="string" calcext:value-type="string">
            <text:p>(Connected to Lake Siding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itina Lake (Rear) Siding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4] + ([.G24] * 32); 2)" office:value-type="string" office:string-value="07" calcext:value-type="string">
            <text:p>07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Chitina Main C Virt Adj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25] + ([.G25] * 32); 2)" office:value-type="string" office:string-value="87" calcext:value-type="string">
            <text:p>87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hitina Main C Virt Appr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26] + ([.G26] * 32); 2)" office:value-type="string" office:string-value="A7" calcext:value-type="string">
            <text:p>A7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Main A / B Signals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Main C Signals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ain C Virt Adjoining OCC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3] + ([.G33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C Virtual Approach OCC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4] + ([.G34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 Adjoining OCC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ual Approach OCC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 Adjoining OCC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ual Approach OCC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5] + ([.G45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6] + ([.G46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7] + ([.G47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8] + ([.G48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B (normal)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9] + ([.G49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A (diverging)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0] + ([.G50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B (normal)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1] + ([.G51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C (diverging)</text:p>
          </table:table-cell>
          <table:table-cell table:formula="of:=[.$C$2]" office:value-type="string" office:string-value="0x3A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2] + ([.G52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34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40-Miles Glacier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Miles Glacier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North Miles G.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South Miles G.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/>
          <table:table-cell office:value-type="string" calcext:value-type="string">
            <text:p>North Kotsina Fascia Repeater</text:p>
          </table:table-cell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/>
          <table:table-cell office:value-type="string" calcext:value-type="string">
            <text:p>South Kotsina Fascia Repeater</text:p>
          </table:table-cell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nd Miles Repeate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2] + ([.G12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Katalla Jct Main Adjacent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13] + ([.G13] * 32); 2)" office:value-type="string" office:string-value="88" calcext:value-type="string">
            <text:p>88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Katalla Jct Main Approach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4] + ([.G14] * 32); 2)" office:value-type="string" office:string-value="A8" calcext:value-type="string">
            <text:p>A8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Katalla Jct lined northbound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9" calcext:value-type="string">
            <text:p>29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nd Miles Repeate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Abercrombie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Abercrombie virtual adj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2"/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1] + ([.G21] * 32); 2)" office:value-type="string" office:string-value="0B" calcext:value-type="string">
            <text:p>0B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Southbnd Kotsina Repeate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4] + ([.G24] * 32); 2)" office:value-type="string" office:string-value="27" calcext:value-type="string">
            <text:p>27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Chitina virtual adj OCC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5] + ([.G25] * 32); 2)" office:value-type="string" office:string-value="29" calcext:value-type="string">
            <text:p>29</text:p>
          </table:table-cell>
          <table:table-cell office:value-type="string" calcext:value-type="string">
            <text:p>0x19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hitina virtual appr OCC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6] + ([.G26] * 32); 2)" office:value-type="string" office:string-value="49" calcext:value-type="string">
            <text:p>49</text:p>
          </table:table-cell>
          <table:table-cell office:value-type="string" calcext:value-type="string">
            <text:p>0x1A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N Chitina cleared northbound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7] + ([.G27] * 32); 2)" office:value-type="string" office:string-value="0A" calcext:value-type="string">
            <text:p>0A</text:p>
          </table:table-cell>
          <table:table-cell office:value-type="string" calcext:value-type="string">
            <text:p>0x1B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Northbnd Kotsina Repeate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6" calcext:value-type="string">
            <text:p>46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1] + ([.G31] * 32); 2)" office:value-type="string" office:string-value="CB" calcext:value-type="string">
            <text:p>CB</text:p>
          </table:table-cell>
          <table:table-cell office:value-type="string" calcext:value-type="string">
            <text:p>0x1D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Strelna adjacent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2] + ([.G32] * 32); 2)" office:value-type="string" office:string-value="EB" calcext:value-type="string">
            <text:p>EB</text:p>
          </table:table-cell>
          <table:table-cell office:value-type="string" calcext:value-type="string">
            <text:p>0x1E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S Strelna cleared southbound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3] + ([.G33] * 32); 2)" office:value-type="string" office:string-value="0B" calcext:value-type="string">
            <text:p>0B</text:p>
          </table:table-cell>
          <table:table-cell office:value-type="string" calcext:value-type="string">
            <text:p>0x1F</text:p>
          </table:table-cell>
          <table:table-cell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1-Kuskula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Kuskulana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North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South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2] + ([.G12] * 32); 2)" office:value-type="string" office:string-value="26" calcext:value-type="string">
            <text:p>2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P Strelna Adjacent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7"/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cCarthy Points Virt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0] + ([.G20] * 32); 2)" office:value-type="string" office:string-value="29" calcext:value-type="string">
            <text:p>29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2-Gilahi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Gilahina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2] + ([.G12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3] + ([.G13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N CP Strelna lined northboudn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C" calcext:value-type="string">
            <text:p>2C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8] + ([.G18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cCarthy Points Virt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9] + ([.G19] * 32); 2)" office:value-type="string" office:string-value="29" calcext:value-type="string">
            <text:p>29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cCarthy Points Virtual Appr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0] + ([.G20] * 32); 2)" office:value-type="string" office:string-value="49" calcext:value-type="string">
            <text:p>49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3-Scott Creek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Scott Creek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Sheridan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2] + ([.G12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Eyak Virtual Approach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udhole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Alaganik Virtual Approach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4-Nizi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Nizina River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7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 table:number-columns-repeated="2"/>
          <table:table-cell office:value-type="string" calcext:value-type="string">
            <text:p>0x41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Nizina Block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2] + ([.G12] * 32); 2)" office:value-type="string" office:string-value="66" calcext:value-type="string">
            <text:p>6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2W Virt Adjoining OCC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13] + ([.G13] * 32); 2)" office:value-type="string" office:string-value="8A" calcext:value-type="string">
            <text:p>8A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2W Virtual Approach OCC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4] + ([.G14] * 32); 2)" office:value-type="string" office:string-value="AA" calcext:value-type="string">
            <text:p>AA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18] + ([.G18] * 32); 2)" office:value-type="string" office:string-value="00" calcext:value-type="string">
            <text:p>00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9] + ([.G19] * 32); 2)" office:value-type="string" office:string-value="00" calcext:value-type="string">
            <text:p>00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8:16:02.050167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5:39:04.830590093</meta:creation-date>
    <dc:date>2021-03-25T21:17:24.912878926</dc:date>
    <meta:editing-duration>P19DT17H42M53S</meta:editing-duration>
    <meta:editing-cycles>125</meta:editing-cycles>
    <meta:generator>LibreOffice/6.0.7.3$Linux_X86_64 LibreOffice_project/00m0$Build-3</meta:generator>
    <meta:print-date>2021-03-25T20:59:51.583938087</meta:print-date>
    <meta:document-statistic meta:table-count="27" meta:cell-count="3992" meta:object-count="0"/>
  </office:meta>
</office:document-meta>
</file>